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3/" manifest:media-type="application/vnd.oasis.opendocument.chart"/>
  <manifest:file-entry manifest:full-path="Object 16/" manifest:media-type="application/vnd.oasis.opendocument.chart"/>
  <manifest:file-entry manifest:full-path="Object 8/" manifest:media-type="application/vnd.oasis.opendocument.chart"/>
  <manifest:file-entry manifest:full-path="Object 13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2/" manifest:media-type="application/vnd.oasis.opendocument.chart"/>
  <manifest:file-entry manifest:full-path="Object 15/" manifest:media-type="application/vnd.oasis.opendocument.chart"/>
  <manifest:file-entry manifest:full-path="Object 7/" manifest:media-type="application/vnd.oasis.opendocument.chart"/>
  <manifest:file-entry manifest:full-path="Object 12/" manifest:media-type="application/vnd.oasis.opendocument.chart"/>
  <manifest:file-entry manifest:full-path="Object 4/" manifest:media-type="application/vnd.oasis.opendocument.chart"/>
  <manifest:file-entry manifest:full-path="Object 17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Object 1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8DB4E2"/>
      <style:text-properties style:font-name="Cambria" style:font-name-asian="Cambria" style:font-name-complex="Cambria" fo:font-size="18pt" style:font-size-asian="18pt" style:font-size-complex="18pt" fo:font-style="italic" style:font-style-asian="italic" style:font-style-complex="italic" fo:font-weight="bold" style:font-weight-asian="bold" style:font-weight-complex="bold" style:font-family-generic="roman"/>
    </style:style>
    <style:style style:name="ce3" style:family="table-cell" style:parent-style-name="Heading_1" style:data-style-name="N0">
      <style:table-cell-properties fo:background-color="#FFC080"/>
      <style:text-properties style:font-name="Cambria" style:font-name-asian="Cambria" style:font-name-complex="Cambria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ce4" style:family="table-cell" style:parent-style-name="Heading_2" style:data-style-name="N0">
      <style:table-cell-properties fo:background-color="#FFFFC0"/>
      <style:text-properties style:font-name="Cambria" style:font-name-asian="Cambria" style:font-name-complex="Cambria" fo:font-size="12pt" style:font-size-asian="12pt" style:font-size-complex="12pt" fo:font-style="italic" style:font-style-asian="italic" style:font-style-complex="italic" style:font-family-generic="roman"/>
    </style:style>
    <style:style style:name="ce5" style:family="table-cell" style:parent-style-name="Heading_3" style:data-style-name="N0">
      <style:table-cell-properties style:vertical-align="top" fo:background-color="#D9D9D9"/>
    </style:style>
    <style:style style:name="co1" style:family="table-column">
      <style:table-column-properties fo:break-before="auto" style:column-width="2.35479166666667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22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50.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10">
      <style:graphic-properties/>
    </style:style>
    <style:style style:family="graphic" style:name="a11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catter_2D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2">
            <text:p>SCATTER CHART TEST DOCUMENT</text:p>
          </table:table-cell>
          <table:table-cell table:number-columns-repeated="11" table:style-name="ce2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1 - TWO-DIMENSIONAL SCATTER CHARTS</text:p>
          </table:table-cell>
          <table:table-cell table:number-columns-repeated="11" table:style-name="ce3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.1 - SCATTER STYLE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Lines</text:p>
          </table:table-cell>
          <table:table-cell table:number-columns-repeated="3" table:style-name="ce5"/>
          <table:table-cell office:value-type="string" table:style-name="ce5">
            <text:p>Lines and symbols</text:p>
          </table:table-cell>
          <table:table-cell table:number-columns-repeated="3" table:style-name="ce5"/>
          <table:table-cell office:value-type="string" table:style-name="ce5">
            <text:p>Symbols only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1" draw:id="id0" draw:style-name="a0" draw:name="Chart 1" svg:x="0.02083in" svg:y="0.02083in" svg:width="3.66667in" svg:height="2.7083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2" draw:id="id1" draw:style-name="a1" draw:name="Chart 2" svg:x="0.02083in" svg:y="0.02083in" svg:width="3.66667in" svg:height="2.7083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3" draw:id="id2" draw:style-name="a2" draw:name="Chart 3" svg:x="0.02083in" svg:y="0.02083in" svg:width="3.66667in" svg:height="2.7083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office:value-type="string" table:style-name="ce5">
            <text:p>Smoothed lines</text:p>
          </table:table-cell>
          <table:table-cell table:number-columns-repeated="3" table:style-name="ce5"/>
          <table:table-cell office:value-type="string" table:style-name="ce5">
            <text:p>Smoothed lines and symbols</text:p>
          </table:table-cell>
          <table:table-cell table:number-columns-repeated="7" table:style-name="ce5"/>
          <table:table-cell table:number-columns-repeated="16372"/>
        </table:table-row>
        <table:table-row table:style-name="ro5">
          <table:table-cell table:style-name="ce1">
            <draw:frame draw:z-index="4" draw:id="id3" draw:style-name="a3" draw:name="Chart 4" svg:x="0.02083in" svg:y="0.02083in" svg:width="3.66667in" svg:height="2.7083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5" draw:id="id4" draw:style-name="a4" draw:name="Chart 5" svg:x="0.02083in" svg:y="0.02083in" svg:width="3.66667in" svg:height="2.7083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79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.2 - LINE FORMATTING PROPERTIES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VaryColors = on</text:p>
          </table:table-cell>
          <table:table-cell table:number-columns-repeated="3" table:style-name="ce5"/>
          <table:table-cell office:value-type="string" table:style-name="ce5">
            <text:p>VaryColors = on (not used with multiple series)</text:p>
          </table:table-cell>
          <table:table-cell table:number-columns-repeated="7" table:style-name="ce5"/>
          <table:table-cell table:number-columns-repeated="16372"/>
        </table:table-row>
        <table:table-row table:style-name="ro5">
          <table:table-cell table:style-name="ce1">
            <draw:frame draw:z-index="6" draw:id="id5" draw:style-name="a5" draw:name="Chart 6" svg:x="0.02083in" svg:y="0.02083in" svg:width="3.66667in" svg:height="2.7083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7" draw:id="id6" draw:style-name="a6" draw:name="Chart 7" svg:x="0.02083in" svg:y="0.02083in" svg:width="3.66667in" svg:height="2.70833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6379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number-rows-repeated="1048554" table:style-name="ro2">
          <table:table-cell table:number-columns-repeated="16384"/>
        </table:table-row>
      </table:table>
      <table:table table:name="Bubbles_2D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2">
            <text:p>SCATTER CHART TEST DOCUMENT</text:p>
          </table:table-cell>
          <table:table-cell table:number-columns-repeated="11" table:style-name="ce2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2 - TWO-DIMENSIONAL BUBBLE CHARTS</text:p>
          </table:table-cell>
          <table:table-cell table:number-columns-repeated="11" table:style-name="ce3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2.1 - BUBBLE STYLE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2-dimensional area</text:p>
          </table:table-cell>
          <table:table-cell table:number-columns-repeated="3" table:style-name="ce5"/>
          <table:table-cell office:value-type="string" table:style-name="ce5">
            <text:p>2-dimensional width</text:p>
          </table:table-cell>
          <table:table-cell table:number-columns-repeated="3" table:style-name="ce5"/>
          <table:table-cell office:value-type="string" table:style-name="ce5">
            <text:p>2-dimensional width, show negative bubbles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1" draw:id="id7" draw:style-name="a7" draw:name="Chart 1" svg:x="0.02083in" svg:y="0.02083in" svg:width="3.66667in" svg:height="2.70833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2" draw:id="id8" draw:style-name="a8" draw:name="Chart 2" svg:x="0.02083in" svg:y="0.02083in" svg:width="3.66667in" svg:height="2.70833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5" draw:id="id11" draw:style-name="a11" draw:name="Chart 5" svg:x="0.02083in" svg:y="0.02083in" svg:width="3.66667in" svg:height="2.70833in" style:rel-width="scale" style:rel-height="scale">
              <draw:object xlink:href="Object 12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office:value-type="string" table:style-name="ce5">
            <text:p>3-dimensional area</text:p>
          </table:table-cell>
          <table:table-cell table:number-columns-repeated="3" table:style-name="ce5"/>
          <table:table-cell office:value-type="string" table:style-name="ce5">
            <text:p>3-dimensional width</text:p>
          </table:table-cell>
          <table:table-cell table:number-columns-repeated="3" table:style-name="ce5"/>
          <table:table-cell office:value-type="string" table:style-name="ce5">
            <text:p>3-dimensional width, show negative bubbles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3" draw:id="id9" draw:style-name="a9" draw:name="Chart 3" svg:x="0.02083in" svg:y="0.02083in" svg:width="3.66667in" svg:height="2.70833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4" draw:id="id10" draw:style-name="a10" draw:name="Chart 4" svg:x="0.02083in" svg:y="0.02083in" svg:width="3.66667in" svg:height="2.70833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6" draw:id="id12" draw:style-name="a12" draw:name="Chart 6" svg:x="0.02083in" svg:y="0.02083in" svg:width="3.66667in" svg:height="2.70833in" style:rel-width="scale" style:rel-height="scale">
              <draw:object xlink:href="Object 13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2.2 - BUBBLE FORMATTING PROPERTIES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VaryColors = on</text:p>
          </table:table-cell>
          <table:table-cell table:number-columns-repeated="3" table:style-name="ce5"/>
          <table:table-cell office:value-type="string" table:style-name="ce5">
            <text:p>VaryColors = on (not used with multiple series)</text:p>
          </table:table-cell>
          <table:table-cell table:number-columns-repeated="7" table:style-name="ce5"/>
          <table:table-cell table:number-columns-repeated="16372"/>
        </table:table-row>
        <table:table-row table:style-name="ro5">
          <table:table-cell table:style-name="ce1">
            <draw:frame draw:z-index="7" draw:id="id13" draw:style-name="a13" draw:name="Chart 7" svg:x="0.02083in" svg:y="0.02083in" svg:width="3.66667in" svg:height="2.70833in" style:rel-width="scale" style:rel-height="scale">
              <draw:object xlink:href="Object 14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8" draw:id="id14" draw:style-name="a14" draw:name="Chart 8" svg:x="0.02083in" svg:y="0.02083in" svg:width="3.66667in" svg:height="2.70833in" style:rel-width="scale" style:rel-height="scale">
              <draw:object xlink:href="Object 15/" xlink:type="simple" xlink:show="embed" xlink:actuate="onLoad"/>
              <svg:title/>
              <svg:desc/>
            </draw:frame>
          </table:table-cell>
          <table:table-cell table:number-columns-repeated="16379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2.3 - BUBBLE SCALING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Scale = 50%</text:p>
          </table:table-cell>
          <table:table-cell table:number-columns-repeated="3" table:style-name="ce5"/>
          <table:table-cell office:value-type="string" table:style-name="ce5">
            <text:p>Scale = 200%</text:p>
          </table:table-cell>
          <table:table-cell table:number-columns-repeated="7" table:style-name="ce5"/>
          <table:table-cell table:number-columns-repeated="16372"/>
        </table:table-row>
        <table:table-row table:style-name="ro5">
          <table:table-cell table:style-name="ce1">
            <draw:frame draw:z-index="9" draw:id="id15" draw:style-name="a15" draw:name="Chart 9" svg:x="0.02083in" svg:y="0.02083in" svg:width="3.66667in" svg:height="2.70833in" style:rel-width="scale" style:rel-height="scale">
              <draw:object xlink:href="Object 16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0" draw:id="id16" draw:style-name="a16" draw:name="Chart 10" svg:x="0.02083in" svg:y="0.02083in" svg:width="3.66667in" svg:height="2.70833in" style:rel-width="scale" style:rel-height="scale">
              <draw:object xlink:href="Object 17/" xlink:type="simple" xlink:show="embed" xlink:actuate="onLoad"/>
              <svg:title/>
              <svg:desc/>
            </draw:frame>
          </table:table-cell>
          <table:table-cell table:number-columns-repeated="16379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number-rows-repeated="1048547" table:style-name="ro2">
          <table:table-cell table:number-columns-repeated="16384"/>
        </table:table-row>
      </table:table>
      <table:table table:name="SourceData" table:style-name="ta1">
        <table:table-column table:style-name="co2" table:number-columns-repeated="16384" table:default-cell-style-name="ce1"/>
        <table:table-row table:style-name="ro1">
          <table:table-cell office:value-type="string" table:style-name="ce2">
            <text:p>SCATTER CHART TEST DOCUMENT</text:p>
          </table:table-cell>
          <table:table-cell table:number-columns-repeated="5" table:style-name="ce2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3 - SOURCE DATA</text:p>
          </table:table-cell>
          <table:table-cell table:number-columns-repeated="5" table:style-name="ce3"/>
          <table:table-cell table:number-columns-repeated="16378"/>
        </table:table-row>
        <table:table-row table:style-name="ro2">
          <table:table-cell office:value-type="string" table:style-name="ce1">
            <text:p>Xvalues 1</text:p>
          </table:table-cell>
          <table:table-cell office:value-type="string" table:style-name="ce1">
            <text:p>Series 1</text:p>
          </table:table-cell>
          <table:table-cell office:value-type="string" table:style-name="ce1">
            <text:p>Bubbles 1</text:p>
          </table:table-cell>
          <table:table-cell office:value-type="string" table:style-name="ce1">
            <text:p>Xvalues 2</text:p>
          </table:table-cell>
          <table:table-cell office:value-type="string" table:style-name="ce1">
            <text:p>Series 2</text:p>
          </table:table-cell>
          <table:table-cell office:value-type="string" table:style-name="ce1">
            <text:p>Bubbles 2</text:p>
          </table:table-cell>
          <table:table-cell table:number-columns-repeated="16378"/>
        </table:table-row>
        <table:table-row table:style-name="ro2">
          <table:table-cell office:value-type="float" office:value="-2" table:style-name="ce1">
            <text:p>-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-1" table:style-name="ce1">
            <text:p>-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-2" table:style-name="ce1">
            <text:p>-2</text:p>
          </table:table-cell>
          <table:table-cell office:value-type="float" office:value="-1" table:style-name="ce1">
            <text:p>-1</text:p>
          </table:table-cell>
          <table:table-cell table:number-columns-repeated="16378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-1" table:style-name="ce1">
            <text:p>-1</text:p>
          </table:table-cell>
          <table:table-cell office:value-type="float" office:value="-2" table:style-name="ce1">
            <text:p>-2</text:p>
          </table:table-cell>
          <table:table-cell table:number-columns-repeated="16378"/>
        </table:table-row>
        <table:table-row table:number-rows-repeated="104856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style:style style:name="Heading_1" style:family="table-cell" style:data-style-name="N0">
      <style:table-cell-properties fo:background-color="#FFC080"/>
      <style:text-properties style:font-name="Cambria" style:font-name-asian="Cambria" style:font-name-complex="Cambria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Heading_2" style:family="table-cell" style:data-style-name="N0">
      <style:table-cell-properties fo:background-color="#FFFFC0"/>
      <style:text-properties style:font-name="Cambria" style:font-name-asian="Cambria" style:font-name-complex="Cambria" fo:font-size="12pt" style:font-size-asian="12pt" style:font-size-complex="12pt" fo:font-style="italic" style:font-style-asian="italic" style:font-style-complex="italic" style:font-family-generic="roman"/>
    </style:style>
    <style:style style:name="Heading_3" style:family="table-cell" style:data-style-name="N0">
      <style:table-cell-properties style:vertical-align="top" fo:background-color="#D9D9D9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dministrator</meta:initial-creator>
    <dc:creator>Olaf Felka</dc:creator>
    <meta:creation-date>2008-04-17T15:01:10Z</meta:creation-date>
    <dc:date>2014-02-28T09:58:52Z</dc:date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25in" svg:stroke-color="#4a7ebb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25in" svg:stroke-color="#be4b48" svg:stroke-opacity="100%" draw:stroke-linejoin="round" svg:stroke-linecap="round"/>
    </style:style>
  </office:automatic-styles>
  <office:body>
    <office:chart>
      <chart:chart chart:class="chart:scatter" svg:height="195.0pt" svg:width="264.0pt" chart:style-name="Crt0"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label-cell-address="SourceData.$B$4" chart:values-cell-range-address="SourceData.$B$5:.$B$8" chart:class="chart:scatter" chart:attached-axis="primary-y" chart:style-name="G0S0">
            <chart:domain table:cell-range-address="SourceData.$A$5:.$A$8"/>
            <chart:data-point chart:repeated="4"/>
          </chart:series>
          <chart:series chart:label-cell-address="SourceData.$E$4" chart:values-cell-range-address="SourceData.$E$5:.$E$8" chart:class="chart:scatter" chart:attached-axis="primary-y" chart:style-name="G0S1">
            <chart:domain table:cell-range-address="SourceData.$D$5:.$D$8"/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/>
      <style:graphic-properties draw:fill="solid" draw:fill-color="#c0504d" draw:opacity="100%" draw:stroke="none"/>
    </style:style>
  </office:automatic-styles>
  <office:body>
    <office:chart>
      <chart:chart chart:class="chart:bubble" svg:height="195.0pt" svg:width="264.0pt" chart:style-name="Crt0"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label-cell-address="SourceData.$B$4" chart:values-cell-range-address="SourceData.$C$5:.$C$8" chart:class="chart:bubble" chart:attached-axis="primary-y" chart:style-name="G0S0">
            <chart:domain table:cell-range-address="SourceData.$A$5:.$A$8"/>
            <chart:domain table:cell-range-address="SourceData.$B$5:.$B$8"/>
            <chart:data-point chart:repeated="4"/>
          </chart:series>
          <chart:series chart:label-cell-address="SourceData.$E$4" chart:values-cell-range-address="SourceData.$F$5:.$F$8" chart:class="chart:bubble" chart:attached-axis="primary-y" chart:style-name="G0S1">
            <chart:domain table:cell-range-address="SourceData.$D$5:.$D$8"/>
            <chart:domain table:cell-range-address="SourceData.$E$5:.$E$8"/>
            <chart:data-point chart:repeated="4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/>
      <style:graphic-properties draw:fill="solid" draw:fill-color="#c0504d" draw:opacity="100%" draw:stroke="none"/>
    </style:style>
  </office:automatic-styles>
  <office:body>
    <office:chart>
      <chart:chart chart:class="chart:bubble" svg:height="195.0pt" svg:width="264.0pt" chart:style-name="Crt0"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label-cell-address="SourceData.$B$4" chart:values-cell-range-address="SourceData.$C$5:.$C$8" chart:class="chart:bubble" chart:attached-axis="primary-y" chart:style-name="G0S0">
            <chart:domain table:cell-range-address="SourceData.$A$5:.$A$8"/>
            <chart:domain table:cell-range-address="SourceData.$B$5:.$B$8"/>
            <chart:data-point chart:repeated="4"/>
          </chart:series>
          <chart:series chart:label-cell-address="SourceData.$E$4" chart:values-cell-range-address="SourceData.$F$5:.$F$8" chart:class="chart:bubble" chart:attached-axis="primary-y" chart:style-name="G0S1">
            <chart:domain table:cell-range-address="SourceData.$D$5:.$D$8"/>
            <chart:domain table:cell-range-address="SourceData.$E$5:.$E$8"/>
            <chart:data-point chart:repeated="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/>
      <style:graphic-properties draw:fill="solid" draw:fill-color="#c0504d" draw:opacity="100%" draw:stroke="none"/>
    </style:style>
  </office:automatic-styles>
  <office:body>
    <office:chart>
      <chart:chart chart:class="chart:bubble" svg:height="195.0pt" svg:width="264.0pt" chart:style-name="Crt0"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label-cell-address="SourceData.$B$4" chart:values-cell-range-address="SourceData.$C$5:.$C$8" chart:class="chart:bubble" chart:attached-axis="primary-y" chart:style-name="G0S0">
            <chart:domain table:cell-range-address="SourceData.$A$5:.$A$8"/>
            <chart:domain table:cell-range-address="SourceData.$B$5:.$B$8"/>
            <chart:data-point chart:repeated="4"/>
          </chart:series>
          <chart:series chart:label-cell-address="SourceData.$E$4" chart:values-cell-range-address="SourceData.$F$5:.$F$8" chart:class="chart:bubble" chart:attached-axis="primary-y" chart:style-name="G0S1">
            <chart:domain table:cell-range-address="SourceData.$D$5:.$D$8"/>
            <chart:domain table:cell-range-address="SourceData.$E$5:.$E$8"/>
            <chart:data-point chart:repeated="4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/>
      <style:graphic-properties draw:fill="solid" draw:fill-color="#c0504d" draw:opacity="100%" draw:stroke="none"/>
    </style:style>
  </office:automatic-styles>
  <office:body>
    <office:chart>
      <chart:chart chart:class="chart:bubble" svg:height="195.0pt" svg:width="264.0pt" chart:style-name="Crt0"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label-cell-address="SourceData.$B$4" chart:values-cell-range-address="SourceData.$C$5:.$C$8" chart:class="chart:bubble" chart:attached-axis="primary-y" chart:style-name="G0S0">
            <chart:domain table:cell-range-address="SourceData.$A$5:.$A$8"/>
            <chart:domain table:cell-range-address="SourceData.$B$5:.$B$8"/>
            <chart:data-point chart:repeated="4"/>
          </chart:series>
          <chart:series chart:label-cell-address="SourceData.$E$4" chart:values-cell-range-address="SourceData.$F$5:.$F$8" chart:class="chart:bubble" chart:attached-axis="primary-y" chart:style-name="G0S1">
            <chart:domain table:cell-range-address="SourceData.$D$5:.$D$8"/>
            <chart:domain table:cell-range-address="SourceData.$E$5:.$E$8"/>
            <chart:data-point chart:repeated="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P2">
      <style:graphic-properties draw:fill="solid" draw:fill-color="#9bbb59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G0S0P3">
      <style:graphic-properties draw:fill="solid" draw:fill-color="#8064a2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solid" draw:fill-color="#4f81bd" draw:opacity="100%" draw:stroke="none"/>
    </style:style>
    <style:style style:family="chart" style:name="G0S0P0">
      <style:graphic-properties draw:fill="solid" draw:fill-color="#4f81bd" draw:opacity="100%" draw:stroke="none"/>
    </style:style>
    <style:style style:family="chart" style:name="G0S0P1">
      <style:graphic-properties draw:fill="solid" draw:fill-color="#c0504d" draw:opacity="100%" draw:stroke="none"/>
    </style:style>
  </office:automatic-styles>
  <office:body>
    <office:chart>
      <chart:chart chart:class="chart:bubble" svg:height="195.0pt" svg:width="264.0pt" chart:style-name="Crt0"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label-cell-address="SourceData.$B$4" chart:values-cell-range-address="SourceData.$C$5:.$C$8" chart:class="chart:bubble" chart:attached-axis="primary-y" chart:style-name="G0S0">
            <chart:domain table:cell-range-address="SourceData.$A$5:.$A$8"/>
            <chart:domain table:cell-range-address="SourceData.$B$5:.$B$8"/>
            <chart:data-point chart:style-name="G0S0P0"/>
            <chart:data-point chart:style-name="G0S0P1"/>
            <chart:data-point chart:style-name="G0S0P2"/>
            <chart:data-point chart:style-name="G0S0P3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/>
      <style:graphic-properties draw:fill="solid" draw:fill-color="#c0504d" draw:opacity="100%" draw:stroke="none"/>
    </style:style>
  </office:automatic-styles>
  <office:body>
    <office:chart>
      <chart:chart chart:class="chart:bubble" svg:height="195.0pt" svg:width="264.0pt" chart:style-name="Crt0"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label-cell-address="SourceData.$B$4" chart:values-cell-range-address="SourceData.$C$5:.$C$8" chart:class="chart:bubble" chart:attached-axis="primary-y" chart:style-name="G0S0">
            <chart:domain table:cell-range-address="SourceData.$A$5:.$A$8"/>
            <chart:domain table:cell-range-address="SourceData.$B$5:.$B$8"/>
            <chart:data-point chart:repeated="4"/>
          </chart:series>
          <chart:series chart:label-cell-address="SourceData.$E$4" chart:values-cell-range-address="SourceData.$F$5:.$F$8" chart:class="chart:bubble" chart:attached-axis="primary-y" chart:style-name="G0S1">
            <chart:domain table:cell-range-address="SourceData.$D$5:.$D$8"/>
            <chart:domain table:cell-range-address="SourceData.$E$5:.$E$8"/>
            <chart:data-point chart:repeated="4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/>
      <style:graphic-properties draw:fill="solid" draw:fill-color="#c0504d" draw:opacity="100%" draw:stroke="none"/>
    </style:style>
  </office:automatic-styles>
  <office:body>
    <office:chart>
      <chart:chart chart:class="chart:bubble" svg:height="195.0pt" svg:width="264.0pt" chart:style-name="Crt0"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label-cell-address="SourceData.$B$4" chart:values-cell-range-address="SourceData.$C$5:.$C$8" chart:class="chart:bubble" chart:attached-axis="primary-y" chart:style-name="G0S0">
            <chart:domain table:cell-range-address="SourceData.$A$5:.$A$8"/>
            <chart:domain table:cell-range-address="SourceData.$B$5:.$B$8"/>
            <chart:data-point chart:repeated="4"/>
          </chart:series>
          <chart:series chart:label-cell-address="SourceData.$E$4" chart:values-cell-range-address="SourceData.$F$5:.$F$8" chart:class="chart:bubble" chart:attached-axis="primary-y" chart:style-name="G0S1">
            <chart:domain table:cell-range-address="SourceData.$D$5:.$D$8"/>
            <chart:domain table:cell-range-address="SourceData.$E$5:.$E$8"/>
            <chart:data-point chart:repeated="4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/>
      <style:graphic-properties draw:fill="solid" draw:fill-color="#c0504d" draw:opacity="100%" draw:stroke="none"/>
    </style:style>
  </office:automatic-styles>
  <office:body>
    <office:chart>
      <chart:chart chart:class="chart:bubble" svg:height="195.0pt" svg:width="264.0pt" chart:style-name="Crt0"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label-cell-address="SourceData.$B$4" chart:values-cell-range-address="SourceData.$C$5:.$C$8" chart:class="chart:bubble" chart:attached-axis="primary-y" chart:style-name="G0S0">
            <chart:domain table:cell-range-address="SourceData.$A$5:.$A$8"/>
            <chart:domain table:cell-range-address="SourceData.$B$5:.$B$8"/>
            <chart:data-point chart:repeated="4"/>
          </chart:series>
          <chart:series chart:label-cell-address="SourceData.$E$4" chart:values-cell-range-address="SourceData.$F$5:.$F$8" chart:class="chart:bubble" chart:attached-axis="primary-y" chart:style-name="G0S1">
            <chart:domain table:cell-range-address="SourceData.$D$5:.$D$8"/>
            <chart:domain table:cell-range-address="SourceData.$E$5:.$E$8"/>
            <chart:data-point chart:repeated="4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automatic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/>
      <style:graphic-properties draw:fill="none" draw:stroke="solid" svg:stroke-width="0.03125in" svg:stroke-color="#4a7ebb" svg:stroke-opacity="100%" draw:stroke-linejoin="round" svg:stroke-linecap="round"/>
    </style:style>
    <style:style style:family="chart" style:name="G0S1">
      <style:chart-properties chart:symbol-type="automatic" chart:connect-bars="false" chart:solid-type="cuboid"/>
      <style:graphic-properties draw:fill="none" draw:stroke="solid" svg:stroke-width="0.03125in" svg:stroke-color="#be4b48" svg:stroke-opacity="100%" draw:stroke-linejoin="round" svg:stroke-linecap="round"/>
    </style:style>
  </office:automatic-styles>
  <office:body>
    <office:chart>
      <chart:chart chart:class="chart:scatter" svg:height="195.0pt" svg:width="264.0pt" chart:style-name="Crt0"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label-cell-address="SourceData.$B$4" chart:values-cell-range-address="SourceData.$B$5:.$B$8" chart:class="chart:scatter" chart:attached-axis="primary-y" chart:style-name="G0S0">
            <chart:domain table:cell-range-address="SourceData.$A$5:.$A$8"/>
            <chart:data-point chart:repeated="4"/>
          </chart:series>
          <chart:series chart:label-cell-address="SourceData.$E$4" chart:values-cell-range-address="SourceData.$E$5:.$E$8" chart:class="chart:scatter" chart:attached-axis="primary-y" chart:style-name="G0S1">
            <chart:domain table:cell-range-address="SourceData.$D$5:.$D$8"/>
            <chart:data-point chart:repeated="4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automatic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/>
      <style:graphic-properties draw:fill="none" draw:stroke="none"/>
    </style:style>
    <style:style style:family="chart" style:name="G0S1">
      <style:chart-properties chart:symbol-type="automatic" chart:connect-bars="false" chart:solid-type="cuboid"/>
      <style:graphic-properties draw:fill="none" draw:stroke="none"/>
    </style:style>
  </office:automatic-styles>
  <office:body>
    <office:chart>
      <chart:chart chart:class="chart:scatter" svg:height="195.0pt" svg:width="264.0pt" chart:style-name="Crt0"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label-cell-address="SourceData.$B$4" chart:values-cell-range-address="SourceData.$B$5:.$B$8" chart:class="chart:scatter" chart:attached-axis="primary-y" chart:style-name="G0S0">
            <chart:domain table:cell-range-address="SourceData.$A$5:.$A$8"/>
            <chart:data-point chart:repeated="4"/>
          </chart:series>
          <chart:series chart:label-cell-address="SourceData.$E$4" chart:values-cell-range-address="SourceData.$E$5:.$E$8" chart:class="chart:scatter" chart:attached-axis="primary-y" chart:style-name="G0S1">
            <chart:domain table:cell-range-address="SourceData.$D$5:.$D$8"/>
            <chart:data-point chart:repeated="4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interpolation="cubic-splin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3125in" svg:stroke-color="#4a7ebb" svg:stroke-opacity="100%" draw:stroke-linejoin="round" svg:stroke-linecap="round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solid" svg:stroke-width="0.03125in" svg:stroke-color="#be4b48" svg:stroke-opacity="100%" draw:stroke-linejoin="round" svg:stroke-linecap="round"/>
    </style:style>
  </office:automatic-styles>
  <office:body>
    <office:chart>
      <chart:chart chart:class="chart:scatter" svg:height="195.0pt" svg:width="264.0pt" chart:style-name="Crt0"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label-cell-address="SourceData.$B$4" chart:values-cell-range-address="SourceData.$B$5:.$B$8" chart:class="chart:scatter" chart:attached-axis="primary-y" chart:style-name="G0S0">
            <chart:domain table:cell-range-address="SourceData.$A$5:.$A$8"/>
            <chart:data-point chart:repeated="4"/>
          </chart:series>
          <chart:series chart:label-cell-address="SourceData.$E$4" chart:values-cell-range-address="SourceData.$E$5:.$E$8" chart:class="chart:scatter" chart:attached-axis="primary-y" chart:style-name="G0S1">
            <chart:domain table:cell-range-address="SourceData.$D$5:.$D$8"/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interpolation="cubic-splin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automatic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interpolation="cubic-spline" chart:solid-type="cuboid"/>
      <style:graphic-properties draw:fill="none" draw:stroke="solid" svg:stroke-width="0.03125in" svg:stroke-color="#4a7ebb" svg:stroke-opacity="100%" draw:stroke-linejoin="round" svg:stroke-linecap="round"/>
    </style:style>
    <style:style style:family="chart" style:name="G0S1">
      <style:chart-properties chart:symbol-type="automatic" chart:connect-bars="false" chart:interpolation="cubic-spline" chart:solid-type="cuboid"/>
      <style:graphic-properties draw:fill="none" draw:stroke="solid" svg:stroke-width="0.03125in" svg:stroke-color="#be4b48" svg:stroke-opacity="100%" draw:stroke-linejoin="round" svg:stroke-linecap="round"/>
    </style:style>
  </office:automatic-styles>
  <office:body>
    <office:chart>
      <chart:chart chart:class="chart:scatter" svg:height="195.0pt" svg:width="264.0pt" chart:style-name="Crt0"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label-cell-address="SourceData.$B$4" chart:values-cell-range-address="SourceData.$B$5:.$B$8" chart:class="chart:scatter" chart:attached-axis="primary-y" chart:style-name="G0S0">
            <chart:domain table:cell-range-address="SourceData.$A$5:.$A$8"/>
            <chart:data-point chart:repeated="4"/>
          </chart:series>
          <chart:series chart:label-cell-address="SourceData.$E$4" chart:values-cell-range-address="SourceData.$E$5:.$E$8" chart:class="chart:scatter" chart:attached-axis="primary-y" chart:style-name="G0S1">
            <chart:domain table:cell-range-address="SourceData.$D$5:.$D$8"/>
            <chart:data-point chart:repeated="4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P2">
      <style:graphic-properties draw:fill="none" draw:stroke="solid" svg:stroke-width="0.03125in" svg:stroke-color="#98b954" svg:stroke-opacity="100%" draw:stroke-linejoin="round" svg:stroke-linecap="round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G0S0P3">
      <style:graphic-properties draw:fill="none" draw:stroke="solid" svg:stroke-width="0.03125in" svg:stroke-color="#7d60a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25in" svg:stroke-color="#4a7ebb" svg:stroke-opacity="100%" draw:stroke-linejoin="round" svg:stroke-linecap="round"/>
    </style:style>
    <style:style style:family="chart" style:name="G0S0P0">
      <style:graphic-properties draw:fill="none" draw:stroke="solid" svg:stroke-width="0.03125in" svg:stroke-color="#4a7ebb" svg:stroke-opacity="100%" draw:stroke-linejoin="round" svg:stroke-linecap="round"/>
    </style:style>
    <style:style style:family="chart" style:name="G0S0P1">
      <style:graphic-properties draw:fill="none" draw:stroke="solid" svg:stroke-width="0.03125in" svg:stroke-color="#be4b48" svg:stroke-opacity="100%" draw:stroke-linejoin="round" svg:stroke-linecap="round"/>
    </style:style>
  </office:automatic-styles>
  <office:body>
    <office:chart>
      <chart:chart chart:class="chart:scatter" svg:height="195.0pt" svg:width="264.0pt" chart:style-name="Crt0"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label-cell-address="SourceData.$B$4" chart:values-cell-range-address="SourceData.$B$5:.$B$8" chart:class="chart:scatter" chart:attached-axis="primary-y" chart:style-name="G0S0">
            <chart:domain table:cell-range-address="SourceData.$A$5:.$A$8"/>
            <chart:data-point chart:style-name="G0S0P0"/>
            <chart:data-point chart:style-name="G0S0P1"/>
            <chart:data-point chart:style-name="G0S0P2"/>
            <chart:data-point chart:style-name="G0S0P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25in" svg:stroke-color="#4a7ebb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25in" svg:stroke-color="#be4b48" svg:stroke-opacity="100%" draw:stroke-linejoin="round" svg:stroke-linecap="round"/>
    </style:style>
  </office:automatic-styles>
  <office:body>
    <office:chart>
      <chart:chart chart:class="chart:scatter" svg:height="195.0pt" svg:width="264.0pt" chart:style-name="Crt0"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label-cell-address="SourceData.$B$4" chart:values-cell-range-address="SourceData.$B$5:.$B$8" chart:class="chart:scatter" chart:attached-axis="primary-y" chart:style-name="G0S0">
            <chart:domain table:cell-range-address="SourceData.$A$5:.$A$8"/>
            <chart:data-point chart:repeated="4"/>
          </chart:series>
          <chart:series chart:label-cell-address="SourceData.$E$4" chart:values-cell-range-address="SourceData.$E$5:.$E$8" chart:class="chart:scatter" chart:attached-axis="primary-y" chart:style-name="G0S1">
            <chart:domain table:cell-range-address="SourceData.$D$5:.$D$8"/>
            <chart:data-point chart:repeated="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/>
      <style:graphic-properties draw:fill="solid" draw:fill-color="#c0504d" draw:opacity="100%" draw:stroke="none"/>
    </style:style>
  </office:automatic-styles>
  <office:body>
    <office:chart>
      <chart:chart chart:class="chart:bubble" svg:height="195.0pt" svg:width="264.0pt" chart:style-name="Crt0"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label-cell-address="SourceData.$B$4" chart:values-cell-range-address="SourceData.$C$5:.$C$8" chart:class="chart:bubble" chart:attached-axis="primary-y" chart:style-name="G0S0">
            <chart:domain table:cell-range-address="SourceData.$A$5:.$A$8"/>
            <chart:domain table:cell-range-address="SourceData.$B$5:.$B$8"/>
            <chart:data-point chart:repeated="4"/>
          </chart:series>
          <chart:series chart:label-cell-address="SourceData.$E$4" chart:values-cell-range-address="SourceData.$F$5:.$F$8" chart:class="chart:bubble" chart:attached-axis="primary-y" chart:style-name="G0S1">
            <chart:domain table:cell-range-address="SourceData.$D$5:.$D$8"/>
            <chart:domain table:cell-range-address="SourceData.$E$5:.$E$8"/>
            <chart:data-point chart:repeated="4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/>
      <style:graphic-properties draw:fill="solid" draw:fill-color="#c0504d" draw:opacity="100%" draw:stroke="none"/>
    </style:style>
  </office:automatic-styles>
  <office:body>
    <office:chart>
      <chart:chart chart:class="chart:bubble" svg:height="195.0pt" svg:width="264.0pt" chart:style-name="Crt0"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label-cell-address="SourceData.$B$4" chart:values-cell-range-address="SourceData.$C$5:.$C$8" chart:class="chart:bubble" chart:attached-axis="primary-y" chart:style-name="G0S0">
            <chart:domain table:cell-range-address="SourceData.$A$5:.$A$8"/>
            <chart:domain table:cell-range-address="SourceData.$B$5:.$B$8"/>
            <chart:data-point chart:repeated="4"/>
          </chart:series>
          <chart:series chart:label-cell-address="SourceData.$E$4" chart:values-cell-range-address="SourceData.$F$5:.$F$8" chart:class="chart:bubble" chart:attached-axis="primary-y" chart:style-name="G0S1">
            <chart:domain table:cell-range-address="SourceData.$D$5:.$D$8"/>
            <chart:domain table:cell-range-address="SourceData.$E$5:.$E$8"/>
            <chart:data-point chart:repeated="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